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2cm" fo:min-width="8.00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3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6.104cm"/>
    </style:style>
    <style:style style:name="gr12" style:family="graphic" style:parent-style-name="standard">
      <style:graphic-properties draw:textarea-horizontal-align="justify" draw:textarea-vertical-align="middle" draw:auto-grow-height="false" fo:min-height="0.893cm" fo:min-width="4.453cm"/>
    </style:style>
    <style:style style:name="gr13" style:family="graphic" style:parent-style-name="standard">
      <style:graphic-properties draw:textarea-horizontal-align="justify" draw:textarea-vertical-align="middle" draw:auto-grow-height="false" fo:min-height="0.893cm" fo:min-width="5.59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09cm" svg:height="0.762cm" svg:x="3.54cm" svg:y="3.48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037cm" svg:height="0.962cm" svg:x="3.286cm" svg:y="1.762cm">
          <draw:text-box>
            <text:p><text:span text:style-name="T1">Lorem ipsum </text:span><text:span text:style-name="T2">dolor sit amet <text:s/>...</text:span></text:p>
          </draw:text-box>
        </draw:frame>
        <draw:frame draw:style-name="gr3" draw:text-style-name="P3" draw:layer="layout" svg:width="6.403cm" svg:height="0.962cm" svg:x="4.63cm" svg:y="3.413cm">
          <draw:text-box>
            <text:p>Tensorflow Tokenizer</text:p>
          </draw:text-box>
        </draw:frame>
        <draw:frame draw:style-name="gr4" draw:text-style-name="P3" draw:layer="layout" svg:width="8.509cm" svg:height="1.673cm" svg:x="3.667cm" svg:y="6.661cm">
          <draw:text-box>
            <text:p>Tokenizer text_to_sequence</text:p>
          </draw:text-box>
        </draw:frame>
        <draw:frame draw:style-name="gr5" draw:text-style-name="P3" draw:layer="layout" svg:width="10.95cm" svg:height="0.962cm" svg:x="2.369cm" svg:y="9.382cm">
          <draw:text-box>
            <text:p>Tokenizer sequence_pad_sequences</text:p>
          </draw:text-box>
        </draw:frame>
        <draw:custom-shape draw:style-name="gr6" draw:text-style-name="P1" draw:layer="layout" svg:width="0.762cm" svg:height="0.762cm" svg:x="13.192cm" svg:y="5.1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2.43cm" svg:y="5.1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1.668cm" svg:y="5.1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0.906cm" svg:y="5.1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0.144cm" svg:y="5.1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9.382cm" svg:y="5.1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8.62cm" svg:y="5.1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7.858cm" svg:y="5.1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7.096cm" svg:y="5.1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334cm" svg:y="5.1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5.572cm" svg:y="5.1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4.81cm" svg:y="5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762cm" svg:height="0.762cm" svg:x="4.048cm" svg:y="5.1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3.286cm" svg:y="5.1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.524cm" svg:y="5.1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.762cm" svg:y="5.1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3.192cm" svg:y="7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2.43cm" svg:y="7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1.668cm" svg:y="7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0.906cm" svg:y="7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0.144cm" svg:y="7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9.382cm" svg:y="7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8.62cm" svg:y="7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7.858cm" svg:y="7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7.096cm" svg:y="7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334cm" svg:y="7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5.572cm" svg:y="7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4.81cm" svg:y="7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762cm" svg:height="0.762cm" svg:x="4.048cm" svg:y="7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3.286cm" svg:y="7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.524cm" svg:y="7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.762cm" svg:y="7.55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7.858cm" svg:y1="2.597cm" svg:x2="7.858cm" svg:y2="3.486cm">
          <text:p/>
        </draw:line>
        <draw:line draw:style-name="gr7" draw:text-style-name="P4" draw:layer="layout" svg:x1="3.54cm" svg:y1="4.248cm" svg:x2="2.143cm" svg:y2="5.137cm">
          <text:p/>
        </draw:line>
        <draw:line draw:style-name="gr7" draw:text-style-name="P4" draw:layer="layout" svg:x1="12.049cm" svg:y1="4.248cm" svg:x2="13.573cm" svg:y2="5.137cm">
          <text:p/>
        </draw:line>
        <draw:line draw:style-name="gr7" draw:text-style-name="P4" draw:layer="layout" svg:x1="12.049cm" svg:y1="4.248cm" svg:x2="12.811cm" svg:y2="5.137cm">
          <text:p/>
        </draw:line>
        <draw:line draw:style-name="gr7" draw:text-style-name="P4" draw:layer="layout" svg:x1="12.049cm" svg:y1="4.248cm" svg:x2="12.049cm" svg:y2="5.137cm">
          <text:p/>
        </draw:line>
        <draw:line draw:style-name="gr7" draw:text-style-name="P4" draw:layer="layout" svg:x1="11.287cm" svg:y1="4.248cm" svg:x2="11.287cm" svg:y2="5.137cm">
          <text:p/>
        </draw:line>
        <draw:line draw:style-name="gr7" draw:text-style-name="P4" draw:layer="layout" svg:x1="10.525cm" svg:y1="4.248cm" svg:x2="10.525cm" svg:y2="5.137cm">
          <text:p/>
        </draw:line>
        <draw:line draw:style-name="gr7" draw:text-style-name="P4" draw:layer="layout" svg:x1="9.763cm" svg:y1="4.248cm" svg:x2="9.763cm" svg:y2="5.137cm">
          <text:p/>
        </draw:line>
        <draw:line draw:style-name="gr7" draw:text-style-name="P4" draw:layer="layout" svg:x1="9.001cm" svg:y1="4.248cm" svg:x2="9.001cm" svg:y2="5.137cm">
          <text:p/>
        </draw:line>
        <draw:line draw:style-name="gr7" draw:text-style-name="P4" draw:layer="layout" svg:x1="8.239cm" svg:y1="4.248cm" svg:x2="8.239cm" svg:y2="5.137cm">
          <text:p/>
        </draw:line>
        <draw:line draw:style-name="gr7" draw:text-style-name="P4" draw:layer="layout" svg:x1="7.477cm" svg:y1="4.248cm" svg:x2="7.477cm" svg:y2="5.137cm">
          <text:p/>
        </draw:line>
        <draw:line draw:style-name="gr7" draw:text-style-name="P4" draw:layer="layout" svg:x1="6.715cm" svg:y1="4.248cm" svg:x2="6.715cm" svg:y2="5.137cm">
          <text:p/>
        </draw:line>
        <draw:line draw:style-name="gr7" draw:text-style-name="P4" draw:layer="layout" svg:x1="5.953cm" svg:y1="4.248cm" svg:x2="5.953cm" svg:y2="5.137cm">
          <text:p/>
        </draw:line>
        <draw:line draw:style-name="gr7" draw:text-style-name="P4" draw:layer="layout" svg:x1="5.191cm" svg:y1="4.248cm" svg:x2="5.191cm" svg:y2="5.137cm">
          <text:p/>
        </draw:line>
        <draw:line draw:style-name="gr7" draw:text-style-name="P4" draw:layer="layout" svg:x1="2.143cm" svg:y1="5.899cm" svg:x2="2.143cm" svg:y2="7.55cm">
          <text:p/>
        </draw:line>
        <draw:line draw:style-name="gr7" draw:text-style-name="P4" draw:layer="layout" svg:x1="3.54cm" svg:y1="4.248cm" svg:x2="2.905cm" svg:y2="5.137cm">
          <text:p/>
        </draw:line>
        <draw:line draw:style-name="gr7" draw:text-style-name="P4" draw:layer="layout" svg:x1="3.667cm" svg:y1="4.248cm" svg:x2="3.667cm" svg:y2="5.137cm">
          <text:p/>
        </draw:line>
        <draw:frame draw:style-name="gr8" draw:text-style-name="P3" draw:layer="layout" svg:width="9.312cm" svg:height="0.962cm" svg:x="3.372cm" svg:y="5.699cm">
          <draw:text-box>
            <text:p>= [ “lorem”, “ipsum”, “dolor”, ...] </text:p>
          </draw:text-box>
        </draw:frame>
        <draw:frame draw:style-name="gr9" draw:text-style-name="P3" draw:layer="layout" svg:width="6.858cm" svg:height="1.016cm" svg:x="4.556cm" svg:y="8.185cm">
          <draw:text-box>
            <text:p>= [ 24, 8, 4796, ...] </text:p>
          </draw:text-box>
        </draw:frame>
        <draw:custom-shape draw:style-name="gr6" draw:text-style-name="P1" draw:layer="layout" svg:width="0.762cm" svg:height="0.762cm" svg:x="13.192cm" svg:y="10.2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2.43cm" svg:y="10.2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1.668cm" svg:y="10.2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0.906cm" svg:y="10.2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0.144cm" svg:y="10.2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9.382cm" svg:y="10.2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8.62cm" svg:y="10.2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7.858cm" svg:y="10.2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7.096cm" svg:y="10.2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334cm" svg:y="10.2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5.572cm" svg:y="10.2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4.81cm" svg:y="10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762cm" svg:height="0.762cm" svg:x="4.048cm" svg:y="10.2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3.286cm" svg:y="10.2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.524cm" svg:y="10.2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.762cm" svg:y="10.217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7.874cm" svg:height="1.038cm" svg:x="3.667cm" svg:y="10.83cm">
          <draw:text-box>
            <text:p>= [ 24, 8, 4796, …, 0, 0, 0] </text:p>
          </draw:text-box>
        </draw:frame>
        <draw:line draw:style-name="gr7" draw:text-style-name="P4" draw:layer="layout" svg:x1="13.573cm" svg:y1="8.312cm" svg:x2="13.573cm" svg:y2="10.217cm">
          <text:p/>
        </draw:line>
        <draw:line draw:style-name="gr7" draw:text-style-name="P4" draw:layer="layout" svg:x1="2.143cm" svg:y1="8.312cm" svg:x2="2.143cm" svg:y2="10.217cm">
          <text:p/>
        </draw:line>
        <draw:line draw:style-name="gr7" draw:text-style-name="P4" draw:layer="layout" svg:x1="13.573cm" svg:y1="5.899cm" svg:x2="13.573cm" svg:y2="7.55cm">
          <text:p/>
        </draw:line>
        <draw:line draw:style-name="gr7" draw:text-style-name="P4" draw:layer="layout" svg:x1="4.429cm" svg:y1="4.248cm" svg:x2="4.429cm" svg:y2="5.137cm">
          <text:p/>
        </draw:line>
        <draw:custom-shape draw:style-name="gr11" draw:text-style-name="P1" draw:layer="layout" svg:width="6.604cm" svg:height="1.016cm" svg:x="4.429cm" svg:y="12.6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292cm" svg:height="1.673cm" svg:x="4.249cm" svg:y="12.63cm">
          <draw:text-box>
            <text:p>Tensorflow Embedding</text:p>
          </draw:text-box>
        </draw:frame>
        <draw:line draw:style-name="gr7" draw:text-style-name="P4" draw:layer="layout" svg:x1="2.143cm" svg:y1="10.925cm" svg:x2="4.429cm" svg:y2="12.63cm">
          <text:p/>
        </draw:line>
        <draw:line draw:style-name="gr7" draw:text-style-name="P4" draw:layer="layout" svg:x1="13.573cm" svg:y1="10.925cm" svg:x2="11.033cm" svg:y2="12.63cm">
          <text:p/>
        </draw:line>
        <draw:custom-shape draw:style-name="gr12" draw:text-style-name="P1" draw:layer="layout" svg:width="4.953cm" svg:height="1.143cm" svg:x="5.064cm" svg:y="14.4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953cm" svg:height="1.143cm" svg:x="4.937cm" svg:y="22.0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953cm" svg:height="1.143cm" svg:x="4.937cm" svg:y="20.1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953cm" svg:height="1.143cm" svg:x="4.937cm" svg:y="18.2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096cm" svg:height="1.143cm" svg:x="4.429cm" svg:y="16.31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355cm" svg:height="0.962cm" svg:x="5.699cm" svg:y="22.082cm">
          <draw:text-box>
            <text:p>Dense - 1</text:p>
          </draw:text-box>
        </draw:frame>
        <draw:frame draw:style-name="gr3" draw:text-style-name="P3" draw:layer="layout" svg:width="3.355cm" svg:height="0.962cm" svg:x="5.773cm" svg:y="20.25cm">
          <draw:text-box>
            <text:p>Dense - 4</text:p>
          </draw:text-box>
        </draw:frame>
        <draw:frame draw:style-name="gr3" draw:text-style-name="P3" draw:layer="layout" svg:width="3.302cm" svg:height="0.962cm" svg:x="5.826cm" svg:y="18.345cm">
          <draw:text-box>
            <text:p>Dense - 8</text:p>
          </draw:text-box>
        </draw:frame>
        <draw:frame draw:style-name="gr3" draw:text-style-name="P3" draw:layer="layout" svg:width="6.403cm" svg:height="0.962cm" svg:x="4.429cm" svg:y="16.367cm">
          <draw:text-box>
            <text:p>Batch Normalization</text:p>
          </draw:text-box>
        </draw:frame>
        <draw:frame draw:style-name="gr3" draw:text-style-name="P3" draw:layer="layout" svg:width="4.752cm" svg:height="0.962cm" svg:x="5.186cm" svg:y="14.49cm">
          <draw:text-box>
            <text:p>LSTM/cuDNN</text:p>
          </draw:text-box>
        </draw:frame>
        <draw:line draw:style-name="gr7" draw:text-style-name="P4" draw:layer="layout" svg:x1="7.477cm" svg:y1="13.646cm" svg:x2="7.477cm" svg:y2="14.408cm">
          <text:p/>
        </draw:line>
        <draw:line draw:style-name="gr7" draw:text-style-name="P4" draw:layer="layout" svg:x1="7.477cm" svg:y1="15.551cm" svg:x2="7.477cm" svg:y2="16.313cm">
          <text:p/>
        </draw:line>
        <draw:line draw:style-name="gr7" draw:text-style-name="P4" draw:layer="layout" svg:x1="7.477cm" svg:y1="17.456cm" svg:x2="7.477cm" svg:y2="18.218cm">
          <text:p/>
        </draw:line>
        <draw:line draw:style-name="gr7" draw:text-style-name="P4" draw:layer="layout" svg:x1="7.477cm" svg:y1="19.361cm" svg:x2="7.477cm" svg:y2="20.123cm">
          <text:p/>
        </draw:line>
        <draw:line draw:style-name="gr7" draw:text-style-name="P4" draw:layer="layout" svg:x1="7.477cm" svg:y1="21.266cm" svg:x2="7.477cm" svg:y2="22.028cm">
          <text:p/>
        </draw:line>
        <draw:line draw:style-name="gr7" draw:text-style-name="P4" draw:layer="layout" svg:x1="7.477cm" svg:y1="23.171cm" svg:x2="7.477cm" svg:y2="23.933cm">
          <text:p/>
        </draw:line>
        <draw:frame draw:style-name="gr3" draw:text-style-name="P3" draw:layer="layout" svg:width="2.159cm" svg:height="0.962cm" svg:x="6.461cm" svg:y="23.933cm">
          <draw:text-box>
            <text:p>[0, 1]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494cm" fo:page-height="26.5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23T18:55:54.228963455</meta:creation-date>
    <meta:print-date>2020-04-23T19:49:16.913396685</meta:print-date>
    <dc:date>2020-04-23T21:19:22.306895206</dc:date>
    <meta:editing-duration>PT1H23M8S</meta:editing-duration>
    <meta:editing-cycles>2</meta:editing-cycles>
    <meta:generator>LibreOffice/6.4.3.2$Linux_X86_64 LibreOffice_project/85aa6f776c6af63185291a519637a4f7af4e8a3b</meta:generator>
    <meta:document-statistic meta:object-count="98"/>
  </office:meta>
</office:document-meta>
</file>